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Heap size</text:p>
          </table:table-cell>
          <table:table-cell office:value-type="string">
            <text:p>time</text:p>
          </table:table-cell>
          <table:table-cell office:value-type="string">
            <text:p>comparison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049">
            <text:p>0.00000104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117">
            <text:p>0.0000011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73">
            <text:p>0.00000057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42">
            <text:p>0.00000044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41">
            <text:p>0.00000044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8">
            <text:p>0.00000043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1">
            <text:p>0.0000004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08">
            <text:p>0.0000004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">
            <text:p>0.0000004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07">
            <text:p>0.00000040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09">
            <text:p>0.00000040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4">
            <text:p>0.00000042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08">
            <text:p>0.0000004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8">
            <text:p>0.0000004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2">
            <text:p>0.0000004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86">
            <text:p>0.00000068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8">
            <text:p>0.00000042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8">
            <text:p>0.00000043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1">
            <text:p>0.00000043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43">
            <text:p>0.00000044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">
            <text:p>0.0000004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3">
            <text:p>0.0000004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46">
            <text:p>0.00000044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41">
            <text:p>0.00000044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4">
            <text:p>0.00000043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3">
            <text:p>0.0000004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8">
            <text:p>0.0000004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1">
            <text:p>0.00000043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9">
            <text:p>0.0000004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51">
            <text:p>0.0000005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536">
            <text:p>0.00000053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61">
            <text:p>0.00000046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64">
            <text:p>0.00000046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3">
            <text:p>0.00000044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64">
            <text:p>0.00000046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9">
            <text:p>0.00000044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6">
            <text:p>0.00000045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6">
            <text:p>0.00000044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2">
            <text:p>0.00000045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61">
            <text:p>0.00000046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7">
            <text:p>0.00000045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8">
            <text:p>0.00000045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3">
            <text:p>0.00000045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1">
            <text:p>0.00000044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9">
            <text:p>0.00000044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2">
            <text:p>0.00000045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1">
            <text:p>0.00000044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7">
            <text:p>0.00000044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">
            <text:p>0.0000004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7">
            <text:p>0.00000043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3">
            <text:p>0.00000044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5">
            <text:p>0.0000004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3">
            <text:p>0.0000004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3">
            <text:p>0.00000045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0656">
            <text:p>0.0000006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5089">
            <text:p>0.0000050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95">
            <text:p>0.00000469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4">
            <text:p>0.0000045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34">
            <text:p>0.00000463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79">
            <text:p>0.00000457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8">
            <text:p>0.0000045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42">
            <text:p>0.00000464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01">
            <text:p>0.0000046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57">
            <text:p>0.00000455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5">
            <text:p>0.00000452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1">
            <text:p>0.00000454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57">
            <text:p>0.00000455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9">
            <text:p>0.0000045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8">
            <text:p>0.00000452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8">
            <text:p>0.00000454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35">
            <text:p>0.0000045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3">
            <text:p>0.00000454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">
            <text:p>0.0000045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4">
            <text:p>0.0000045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38">
            <text:p>0.00000453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5665">
            <text:p>0.00000566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769">
            <text:p>0.00000476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11">
            <text:p>0.0000046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86">
            <text:p>0.00000468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9">
            <text:p>0.0000045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56">
            <text:p>0.000004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5">
            <text:p>0.00000452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52">
            <text:p>0.00000455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8">
            <text:p>0.0000045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84">
            <text:p>0.00000458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7">
            <text:p>0.0000045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79">
            <text:p>0.00000457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91">
            <text:p>0.00000459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34">
            <text:p>0.00000453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499">
            <text:p>0.00000449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6">
            <text:p>0.0000045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37">
            <text:p>0.00000453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8">
            <text:p>0.00000452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65">
            <text:p>0.00000456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98">
            <text:p>0.00000459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6">
            <text:p>0.00000454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7">
            <text:p>0.00000454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6">
            <text:p>0.00000454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7">
            <text:p>0.0000045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4">
            <text:p>0.0000045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4">
            <text:p>0.0000045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6">
            <text:p>0.0000045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2">
            <text:p>0.0000045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5">
            <text:p>0.00000454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4762">
            <text:p>0.0000047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768">
            <text:p>0.00000076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91">
            <text:p>0.00000059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615">
            <text:p>0.000000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94">
            <text:p>0.00000059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62">
            <text:p>0.000000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8">
            <text:p>0.00000056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96">
            <text:p>0.00000059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2">
            <text:p>0.00000057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5">
            <text:p>0.0000005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8">
            <text:p>0.00000055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89">
            <text:p>0.00000058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4">
            <text:p>0.00000057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83">
            <text:p>0.00000058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5">
            <text:p>0.0000005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4">
            <text:p>0.00000057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89">
            <text:p>0.00000058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">
            <text:p>0.0000005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2">
            <text:p>0.0000005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1">
            <text:p>0.00000057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4">
            <text:p>0.0000005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45">
            <text:p>0.00000054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9">
            <text:p>0.00000055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9">
            <text:p>0.00000055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3">
            <text:p>0.00000056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6">
            <text:p>0.00000057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91">
            <text:p>0.00000059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2">
            <text:p>0.00000057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8">
            <text:p>0.0000005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2">
            <text:p>0.0000005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5">
            <text:p>0.00000057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99">
            <text:p>0.00000059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1149">
            <text:p>0.00000114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1958">
            <text:p>0.00000195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803">
            <text:p>0.00000080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32">
            <text:p>0.00000073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9">
            <text:p>0.00000064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6">
            <text:p>0.00000065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6">
            <text:p>0.00000065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27">
            <text:p>0.0000006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2">
            <text:p>0.00000067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11">
            <text:p>0.0000007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9">
            <text:p>0.00000065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1">
            <text:p>0.00000065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8">
            <text:p>0.00000067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2">
            <text:p>0.00000067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">
            <text:p>0.0000006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5">
            <text:p>0.0000006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36">
            <text:p>0.0000006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2">
            <text:p>0.00000068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7">
            <text:p>0.00000066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13">
            <text:p>0.0000007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3">
            <text:p>0.00000068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3">
            <text:p>0.00000067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3">
            <text:p>0.00000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37">
            <text:p>0.0000006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82">
            <text:p>0.00000078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7">
            <text:p>0.00000066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1">
            <text:p>0.00000065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28">
            <text:p>0.00000072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9">
            <text:p>0.00000068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1">
            <text:p>0.00000068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4">
            <text:p>0.00000066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">
            <text:p>0.0000006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9">
            <text:p>0.0000006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06">
            <text:p>0.00000070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4">
            <text:p>0.00000068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6">
            <text:p>0.00000064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4">
            <text:p>0.00000066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2">
            <text:p>0.00000064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8">
            <text:p>0.00000064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3">
            <text:p>0.00000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5">
            <text:p>0.00000064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7">
            <text:p>0.00000067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">
            <text:p>0.0000006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43">
            <text:p>0.00000074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93">
            <text:p>0.00000069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9">
            <text:p>0.0000006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4">
            <text:p>0.00000064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742588">
            <text:p>0.00074258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14818">
            <text:p>0.0000148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9748">
            <text:p>0.0000097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7013">
            <text:p>0.0000070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8461">
            <text:p>0.00000846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7433">
            <text:p>0.0000074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6697">
            <text:p>0.00000669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6091">
            <text:p>0.00000609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5598">
            <text:p>0.00000559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5121">
            <text:p>0.0000051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5165">
            <text:p>0.00000516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72">
            <text:p>0.00000497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5034">
            <text:p>0.0000050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63">
            <text:p>0.0000049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43">
            <text:p>0.0000049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01">
            <text:p>0.00000490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44">
            <text:p>0.00000494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12">
            <text:p>0.0000049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12">
            <text:p>0.0000049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5">
            <text:p>0.000004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23">
            <text:p>0.0000049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14">
            <text:p>0.0000049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43">
            <text:p>0.0000049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09">
            <text:p>0.0000049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65">
            <text:p>0.00000496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899">
            <text:p>0.00000489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08">
            <text:p>0.00000490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3">
            <text:p>0.0000049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6305">
            <text:p>0.0000063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5048">
            <text:p>0.0000050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13454">
            <text:p>0.00001345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8">
            <text:p>0.000000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95">
            <text:p>0.0000006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68">
            <text:p>0.00000066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69">
            <text:p>0.0000006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68">
            <text:p>0.00000066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714">
            <text:p>0.0000007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702">
            <text:p>0.00000070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9">
            <text:p>0.000000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92">
            <text:p>0.00000069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85">
            <text:p>0.00000068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9">
            <text:p>0.000000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73">
            <text:p>0.00000067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74">
            <text:p>0.0000006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91">
            <text:p>0.00000069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8">
            <text:p>0.0000006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79">
            <text:p>0.0000006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12188">
            <text:p>0.00001218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2237">
            <text:p>0.0000022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52">
            <text:p>0.0000008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57">
            <text:p>0.0000008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">
            <text:p>0.000000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9">
            <text:p>0.00000079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77">
            <text:p>0.00000077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6">
            <text:p>0.00000078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1">
            <text:p>0.0000007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7">
            <text:p>0.00000079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4">
            <text:p>0.00000078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">
            <text:p>0.0000007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5">
            <text:p>0.0000007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1">
            <text:p>0.00000080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8">
            <text:p>0.00000080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4">
            <text:p>0.0000008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22">
            <text:p>0.0000008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9">
            <text:p>0.00000079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2">
            <text:p>0.00000079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1">
            <text:p>0.0000007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4">
            <text:p>0.0000008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1">
            <text:p>0.00000080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12">
            <text:p>0.0000008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1935">
            <text:p>0.0000019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92">
            <text:p>0.00000089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67">
            <text:p>0.0000007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1">
            <text:p>0.0000008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6">
            <text:p>0.00000080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8">
            <text:p>0.00000078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11">
            <text:p>0.0000008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5">
            <text:p>0.00000079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6">
            <text:p>0.00000079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8">
            <text:p>0.00000079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2526">
            <text:p>0.00000252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2727">
            <text:p>0.0000027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952">
            <text:p>0.00000095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923">
            <text:p>0.0000009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6">
            <text:p>0.0000008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5">
            <text:p>0.00000087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8">
            <text:p>0.0000008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8">
            <text:p>0.00000086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7">
            <text:p>0.0000008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7">
            <text:p>0.00000086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3">
            <text:p>0.00000086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8">
            <text:p>0.00000086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">
            <text:p>0.0000008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6">
            <text:p>0.00000086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93">
            <text:p>0.00000089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59">
            <text:p>0.00000085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1858">
            <text:p>0.00000185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901">
            <text:p>0.00000090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6">
            <text:p>0.00000088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9">
            <text:p>0.0000008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3">
            <text:p>0.00000087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">
            <text:p>0.0000008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">
            <text:p>0.0000008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">
            <text:p>0.0000008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7">
            <text:p>0.0000008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4">
            <text:p>0.00000086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58">
            <text:p>0.00000085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1">
            <text:p>0.00000086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6">
            <text:p>0.00000086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3">
            <text:p>0.00000086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54">
            <text:p>0.0000008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57">
            <text:p>0.00000085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55">
            <text:p>0.00000085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1">
            <text:p>0.00000087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1">
            <text:p>0.00000086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4">
            <text:p>0.000000864</text:p>
          </table:table-cell>
          <table:table-cell office:value-type="float" office:value="26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19:01:58</dc:date>
    <dc:creator>mind </dc:creator>
    <meta:document-statistic meta:table-count="1" meta:cell-count="1203" meta:object-count="0"/>
    <meta:generator>LibreOffice/4.0.2.2$Linux_X86_64 LibreOffice_project/400m0$Build-2</meta:generator>
  </office:meta>
</office:document-meta>
</file>